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0b77f" officeooo:paragraph-rsid="0000b77f" style:font-weight-asian="bold" style:font-weight-complex="bold"/>
    </style:style>
    <style:style style:name="P2" style:family="paragraph" style:parent-style-name="Standard" style:list-style-name="L1">
      <style:text-properties fo:font-weight="bold" officeooo:rsid="0000b77f" officeooo:paragraph-rsid="0000b77f" style:font-weight-asian="bold" style:font-weight-complex="bold"/>
    </style:style>
    <style:style style:name="P3" style:family="paragraph" style:parent-style-name="Standard" style:list-style-name="L2">
      <style:text-properties fo:font-weight="bold" officeooo:rsid="0000b77f" officeooo:paragraph-rsid="0000b77f" style:font-weight-asian="bold" style:font-weight-complex="bold"/>
    </style:style>
    <style:style style:name="P4" style:family="paragraph" style:parent-style-name="Standard">
      <style:text-properties fo:font-weight="bold" officeooo:rsid="000202ae" officeooo:paragraph-rsid="000202ae" style:font-weight-asian="bold" style:font-weight-complex="bold"/>
    </style:style>
    <style:style style:name="P5" style:family="paragraph" style:parent-style-name="Standard" style:list-style-name="L3">
      <style:text-properties fo:font-weight="bold" officeooo:rsid="0002afdc" officeooo:paragraph-rsid="0002afdc" style:font-weight-asian="bold" style:font-weight-complex="bold"/>
    </style:style>
    <style:style style:name="P6" style:family="paragraph" style:parent-style-name="Standard" style:list-style-name="L3">
      <style:text-properties fo:font-style="italic" fo:font-weight="bold" officeooo:rsid="000460aa" officeooo:paragraph-rsid="000460aa" style:font-style-asian="italic" style:font-weight-asian="bold" style:font-style-complex="italic" style:font-weight-complex="bold"/>
    </style:style>
    <style:style style:name="P7" style:family="paragraph" style:parent-style-name="Standard" style:list-style-name="L3">
      <style:text-properties fo:font-style="italic" fo:font-weight="bold" officeooo:rsid="00060095" officeooo:paragraph-rsid="00060095" style:font-style-asian="italic" style:font-weight-asian="bold" style:font-style-complex="italic" style:font-weight-complex="bold"/>
    </style:style>
    <style:style style:name="P8" style:family="paragraph" style:parent-style-name="Standard">
      <style:text-properties fo:font-style="italic" fo:font-weight="bold" officeooo:rsid="00060095" officeooo:paragraph-rsid="00060095" style:font-style-asian="italic" style:font-weight-asian="bold" style:font-style-complex="italic" style:font-weight-complex="bold"/>
    </style:style>
    <style:style style:name="P9" style:family="paragraph" style:parent-style-name="Standard">
      <style:text-properties fo:font-style="italic" fo:font-weight="bold" officeooo:rsid="0008fe76" officeooo:paragraph-rsid="0008fe76" style:font-style-asian="italic" style:font-weight-asian="bold" style:font-style-complex="italic" style:font-weight-complex="bold"/>
    </style:style>
    <style:style style:name="P10" style:family="paragraph" style:parent-style-name="Standard">
      <style:text-properties fo:font-style="italic" fo:font-weight="bold" officeooo:rsid="0009e891" officeooo:paragraph-rsid="0009e891" style:font-style-asian="italic" style:font-weight-asian="bold" style:font-style-complex="italic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ce181e"/>
    </style:style>
    <style:style style:name="T4" style:family="text">
      <style:text-properties fo:color="#21409a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08fe76" style:font-style-asian="normal" style:font-weight-asian="normal" style:font-style-complex="normal" style:font-weight-complex="normal"/>
    </style:style>
    <style:style style:name="T8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9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10" style:family="text">
      <style:text-properties fo:font-style="normal" style:text-underline-style="none" style:font-style-asian="normal" style:font-style-complex="normal"/>
    </style:style>
    <style:style style:name="T11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lisão<text:span text:style-name="T1"> fiscal: </text:span><text:span text:style-name="T3">E</text:span><text:span text:style-name="T4">Lícito</text:span><text:span text:style-name="T3">ISÃO</text:span></text:p>
      <text:list xml:id="list4217163083" text:style-name="L1">
        <text:list-item>
          <text:p text:style-name="P2"><text:span text:style-name="T1">em regra, </text:span>antes<text:span text:style-name="T1"> da ocorrência do FG;</text:span></text:p>
        </text:list-item>
        <text:list-item>
          <text:p text:style-name="P2"><text:span text:style-name="T1">lícito;</text:span></text:p>
        </text:list-item>
        <text:list-item>
          <text:p text:style-name="P2"><text:span text:style-name="T1">planejamento tributário.</text:span></text:p>
        </text:list-item>
      </text:list>
      <text:p text:style-name="P1"><text:span text:style-name="T1"/></text:p>
      <text:p text:style-name="P1">Evasão<text:span text:style-name="T1"> fiscal:</text:span></text:p>
      <text:list xml:id="list825607431" text:style-name="L2">
        <text:list-item>
          <text:p text:style-name="P3"><text:span text:style-name="T1">em regra, </text:span>após <text:span text:style-name="T1">a ocorrência do FG;</text:span></text:p>
        </text:list-item>
        <text:list-item>
          <text:p text:style-name="P3"><text:span text:style-name="T1">ilícito;</text:span></text:p>
        </text:list-item>
        <text:list-item>
          <text:p text:style-name="P3"><text:span text:style-name="T1">tentativa de ocultar parcial ou totalmente a ocorrência do FG.</text:span></text:p>
        </text:list-item>
      </text:list>
      <text:p text:style-name="P1"><text:span text:style-name="T1"/></text:p>
      <text:p text:style-name="P4">Elusão <text:span text:style-name="T1">fiscal:</text:span></text:p>
      <text:list xml:id="list1082909417" text:style-name="L3">
        <text:list-item>
          <text:p text:style-name="P5"><text:span text:style-name="T1">elisão ineficaz;</text:span></text:p>
        </text:list-item>
        <text:list-item>
          <text:p text:style-name="P5"><text:span text:style-name="T1">abuso de forma jurídica;</text:span></text:p>
        </text:list-item>
        <text:list-item>
          <text:p text:style-name="P5"><text:span text:style-name="T1">simulação de negócio jurídico;</text:span></text:p>
        </text:list-item>
        <text:list-item>
          <text:p text:style-name="P5"><text:span text:style-name="T1">busca ocultar a essência do negócio, alterando sua forma;</text:span></text:p>
        </text:list-item>
        <text:list-item>
          <text:p text:style-name="P6"><text:span text:style-name="T1">business purpose test</text:span><text:span text:style-name="T6"> ou teoria do teste do propósito negocial;</text:span></text:p>
        </text:list-item>
        <text:list-item>
          <text:p text:style-name="P6"><text:span text:style-name="T6">autoridade desconsidera os negócios para fins tributários, <text:s/></text:span><text:span text:style-name="T5">mas não o desconstitui</text:span><text:span text:style-name="T6">;</text:span></text:p>
        </text:list-item>
        <text:list-item>
          <text:p text:style-name="P7"><text:span text:style-name="T6">lei </text:span><text:span text:style-name="T5">ordinária</text:span><text:span text:style-name="T6"> precisa regulamentar os procedimentos a serem observados pela autoridade aplicar a “norma geral antielisão”</text:span><text:span text:style-name="T7">.</text:span></text:p>
        </text:list-item>
      </text:list>
      <text:p text:style-name="P8"><text:span text:style-name="T7"/></text:p>
      <text:p text:style-name="P9"><text:span text:style-name="T6">Para a </text:span><text:span text:style-name="T5">ESAF</text:span><text:span text:style-name="T6">, as obrigações </text:span><text:span text:style-name="T5">acessórias</text:span><text:span text:style-name="T6"> </text:span><text:span text:style-name="T5">PODEM</text:span><text:span text:style-name="T6"> ser instituídas por meio de atos </text:span><text:span text:style-name="T5">infralegais</text:span><text:span text:style-name="T6">, emanados pelo próprio Poder Executivo.</text:span></text:p>
      <text:p text:style-name="P9"><text:span text:style-name="T6"/></text:p>
      <text:p text:style-name="P10"><text:span text:style-name="T6">A </text:span><text:span text:style-name="T5">HI</text:span><text:span text:style-name="T10"> </text:span><text:span text:style-name="T8">não</text:span><text:span text:style-name="T11"> é o </text:span><text:span text:style-name="T9">fato da vida</text:span><text:span text:style-name="T11">, mas uma previsão </text:span><text:span text:style-name="T10">abstrata</text:span><text:span text:style-name="T11"> da norma triibutária. O </text:span><text:span text:style-name="T9">fato da vida</text:span><text:span text:style-name="T11"> seria o mesmo que a </text:span><text:span text:style-name="T10">ocorrência</text:span><text:span text:style-name="T11"> do </text:span><text:span text:style-name="T10">FG</text:span><text:span text:style-name="T11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1.1$Windows_X86_64 LibreOffice_project/60bfb1526849283ce2491346ed2aa51c465abfe6</meta:generator>
    <dc:date>2018-06-14T21:01:18.856000000</dc:date>
    <meta:editing-duration>PT1H19M27S</meta:editing-duration>
    <meta:editing-cycles>9</meta:editing-cycles>
    <meta:document-statistic meta:table-count="0" meta:image-count="0" meta:object-count="0" meta:page-count="1" meta:paragraph-count="18" meta:word-count="150" meta:character-count="888" meta:non-whitespace-character-count="768"/>
  </office:meta>
</office:document-meta>
</file>